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OP" style:family="table">
      <style:table-properties style:width="19.389cm" fo:margin-left="0.312cm" table:align="left"/>
    </style:style>
    <style:style style:name="TOP.A" style:family="table-column">
      <style:table-column-properties style:column-width="4.701cm"/>
    </style:style>
    <style:style style:name="TOP.B" style:family="table-column">
      <style:table-column-properties style:column-width="10.38cm"/>
    </style:style>
    <style:style style:name="TOP.C" style:family="table-column">
      <style:table-column-properties style:column-width="4.307cm"/>
    </style:style>
    <style:style style:name="TOP.A1" style:family="table-cell">
      <style:table-cell-properties fo:padding="0.097cm" fo:border="none"/>
    </style:style>
    <style:style style:name="GENERAL" style:family="table">
      <style:table-properties style:width="19.396cm" fo:margin-left="0.312cm" table:align="left"/>
    </style:style>
    <style:style style:name="GENERAL.A" style:family="table-column">
      <style:table-column-properties style:column-width="19.396cm"/>
    </style:style>
    <style:style style:name="GENERAL.A1" style:family="table-cell">
      <style:table-cell-properties fo:background-color="transparent" fo:padding="0cm" fo:border="0.05pt solid #000000">
        <style:background-image/>
      </style:table-cell-properties>
    </style:style>
    <style:style style:name="GENERAL.A2" style:family="table-cell">
      <style:table-cell-properties fo:padding="0cm" fo:border-left="0.05pt solid #000000" fo:border-right="0.05pt solid #000000" fo:border-top="none" fo:border-bottom="0.05pt solid #000000"/>
    </style:style>
    <style:style style:name="GENERAL.A3" style:family="table-cell">
      <style:table-cell-properties fo:padding="0cm" fo:border-left="0.05pt solid #000000" fo:border-right="0.05pt solid #000000" fo:border-top="none" fo:border-bottom="0.05pt solid #000000"/>
    </style:style>
    <style:style style:name="GENERAL.A4" style:family="table-cell">
      <style:table-cell-properties fo:padding="0cm" fo:border-left="0.05pt solid #000000" fo:border-right="0.05pt solid #000000" fo:border-top="none" fo:border-bottom="0.05pt solid #000000"/>
    </style:style>
    <style:style style:name="TOP_5f_GENERAL" style:display-name="TOP_GENERAL" style:family="table">
      <style:table-properties style:width="19.396cm" table:align="left"/>
    </style:style>
    <style:style style:name="TOP_5f_GENERAL.A" style:display-name="TOP_GENERAL.A" style:family="table-column">
      <style:table-column-properties style:column-width="5.699cm"/>
    </style:style>
    <style:style style:name="TOP_5f_GENERAL.B" style:display-name="TOP_GENERAL.B" style:family="table-column">
      <style:table-column-properties style:column-width="13.697cm"/>
    </style:style>
    <style:style style:name="TOP_5f_GENERAL.A1" style:display-name="TOP_GENERAL.A1" style:family="table-cell">
      <style:table-cell-properties fo:padding="0.199cm" fo:border-left="0.05pt solid #000000" fo:border-right="none" fo:border-top="0.05pt solid #000000" fo:border-bottom="0.05pt solid #000000"/>
    </style:style>
    <style:style style:name="TOP_5f_GENERAL.B1" style:display-name="TOP_GENERAL.B1" style:family="table-cell">
      <style:table-cell-properties style:vertical-align="" fo:padding="0.199cm" fo:border="0.05pt solid #000000"/>
    </style:style>
    <style:style style:name="BLOCK_5f_1" style:display-name="BLOCK_1" style:family="table">
      <style:table-properties style:width="5.3cm" table:align="margins"/>
    </style:style>
    <style:style style:name="BLOCK_5f_1.A" style:display-name="BLOCK_1.A" style:family="table-column">
      <style:table-column-properties style:column-width="5.3cm" style:rel-column-width="65535*"/>
    </style:style>
    <style:style style:name="BLOCK_5f_1.A1" style:display-name="BLOCK_1.A1" style:family="table-cell">
      <style:table-cell-properties fo:padding-left="0.199cm" fo:padding-right="0.199cm" fo:padding-top="0cm" fo:padding-bottom="0cm" fo:border="none"/>
    </style:style>
    <style:style style:name="BLOCK_5f_NIF" style:display-name="BLOCK_NIF" style:family="table">
      <style:table-properties style:width="4.902cm" table:align="margins"/>
    </style:style>
    <style:style style:name="BLOCK_5f_NIF.A" style:display-name="BLOCK_NIF.A" style:family="table-column">
      <style:table-column-properties style:column-width="0.942cm" style:rel-column-width="12587*"/>
    </style:style>
    <style:style style:name="BLOCK_5f_NIF.B" style:display-name="BLOCK_NIF.B" style:family="table-column">
      <style:table-column-properties style:column-width="3.96cm" style:rel-column-width="52948*"/>
    </style:style>
    <style:style style:name="BLOCK_5f_NIF.A1" style:display-name="BLOCK_NIF.A1" style:family="table-cell">
      <style:table-cell-properties style:vertical-align="middle" fo:padding="0.097cm" fo:border="none"/>
    </style:style>
    <style:style style:name="BLOCK_5f_NIF.B1" style:display-name="BLOCK_NIF.B1" style:family="table-cell">
      <style:table-cell-properties fo:padding="0.097cm" fo:border="none"/>
    </style:style>
    <style:style style:name="BOX_5f_NIF" style:display-name="BOX_NIF" style:family="table">
      <style:table-properties style:width="3.231cm" table:align="left"/>
    </style:style>
    <style:style style:name="BOX_5f_NIF.A" style:display-name="BOX_NIF.A" style:family="table-column">
      <style:table-column-properties style:column-width="3.231cm"/>
    </style:style>
    <style:style style:name="BOX_5f_NIF.A1" style:display-name="BOX_NIF.A1" style:family="table-cell">
      <style:table-cell-properties fo:padding="0.097cm" fo:border="0.05pt solid #000000"/>
    </style:style>
    <style:style style:name="DENOMINACION" style:family="table">
      <style:table-properties style:width="4.902cm" table:align="margins"/>
    </style:style>
    <style:style style:name="DENOMINACION.A" style:family="table-column">
      <style:table-column-properties style:column-width="4.902cm" style:rel-column-width="65535*"/>
    </style:style>
    <style:style style:name="DENOMINACION.A1" style:family="table-cell">
      <style:table-cell-properties fo:padding="0.097cm" fo:border="none"/>
    </style:style>
    <style:style style:name="DENOMINACION_5f_LINES" style:display-name="DENOMINACION_LINES" style:family="table">
      <style:table-properties style:width="4.902cm" table:align="margins"/>
    </style:style>
    <style:style style:name="DENOMINACION_5f_LINES.A" style:display-name="DENOMINACION_LINES.A" style:family="table-column">
      <style:table-column-properties style:column-width="4.902cm" style:rel-column-width="65535*"/>
    </style:style>
    <style:style style:name="DENOMINACION_5f_LINES.A1" style:display-name="DENOMINACION_LINES.A1" style:family="table-cell">
      <style:table-cell-properties fo:padding="0.097cm" fo:border-left="none" fo:border-right="none" fo:border-top="none" fo:border-bottom="0.05pt solid #000000"/>
    </style:style>
    <style:style style:name="BLOCK_5f_ENCABEZADO_5f_LINES" style:display-name="BLOCK_ENCABEZADO_LINES" style:family="table">
      <style:table-properties style:width="19.396cm" table:align="margins"/>
    </style:style>
    <style:style style:name="BLOCK_5f_ENCABEZADO_5f_LINES.A" style:display-name="BLOCK_ENCABEZADO_LINES.A" style:family="table-column">
      <style:table-column-properties style:column-width="11.197cm" style:rel-column-width="37835*"/>
    </style:style>
    <style:style style:name="BLOCK_5f_ENCABEZADO_5f_LINES.B" style:display-name="BLOCK_ENCABEZADO_LINES.B" style:family="table-column">
      <style:table-column-properties style:column-width="1.887cm" style:rel-column-width="6375*"/>
    </style:style>
    <style:style style:name="BLOCK_5f_ENCABEZADO_5f_LINES.C" style:display-name="BLOCK_ENCABEZADO_LINES.C" style:family="table-column">
      <style:table-column-properties style:column-width="3.175cm" style:rel-column-width="10730*"/>
    </style:style>
    <style:style style:name="BLOCK_5f_ENCABEZADO_5f_LINES.D" style:display-name="BLOCK_ENCABEZADO_LINES.D" style:family="table-column">
      <style:table-column-properties style:column-width="3.136cm" style:rel-column-width="10595*"/>
    </style:style>
    <style:style style:name="BLOCK_5f_ENCABEZADO_5f_LINES.A1" style:display-name="BLOCK_ENCABEZADO_LINES.A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BLOCK_5f_ENCABEZADO_5f_LINES.D1" style:display-name="BLOCK_ENCABEZADO_LINES.D1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BLOCK_5f_LINES" style:display-name="BLOCK_LINES" style:family="table">
      <style:table-properties style:width="19.396cm" table:align="margins"/>
    </style:style>
    <style:style style:name="BLOCK_5f_LINES.A" style:display-name="BLOCK_LINES.A" style:family="table-column">
      <style:table-column-properties style:column-width="0.194cm" style:rel-column-width="655*"/>
    </style:style>
    <style:style style:name="BLOCK_5f_LINES.B" style:display-name="BLOCK_LINES.B" style:family="table-column">
      <style:table-column-properties style:column-width="9.617cm" style:rel-column-width="32493*"/>
    </style:style>
    <style:style style:name="BLOCK_5f_LINES.C" style:display-name="BLOCK_LINES.C" style:family="table-column">
      <style:table-column-properties style:column-width="1.386cm" style:rel-column-width="4684*"/>
    </style:style>
    <style:style style:name="BLOCK_5f_LINES.D" style:display-name="BLOCK_LINES.D" style:family="table-column">
      <style:table-column-properties style:column-width="1.889cm" style:rel-column-width="6383*"/>
    </style:style>
    <style:style style:name="BLOCK_5f_LINES.E" style:display-name="BLOCK_LINES.E" style:family="table-column">
      <style:table-column-properties style:column-width="3.173cm" style:rel-column-width="10721*"/>
    </style:style>
    <style:style style:name="BLOCK_5f_LINES.F" style:display-name="BLOCK_LINES.F" style:family="table-column">
      <style:table-column-properties style:column-width="3.136cm" style:rel-column-width="10599*"/>
    </style:style>
    <style:style style:name="BLOCK_5f_LINES.A1" style:display-name="BLOCK_LINES.A1" style:family="table-cell">
      <style:table-cell-properties style:vertical-align="bottom" fo:padding="0cm" fo:border="none"/>
    </style:style>
    <style:style style:name="BLOCK_5f_LINES.C1" style:display-name="BLOCK_LINES.C1" style:family="table-cell">
      <style:table-cell-properties style:vertical-align="bottom" fo:padding="0cm" fo:border-left="0.05pt solid #000000" fo:border-right="none" fo:border-top="none" fo:border-bottom="0.05pt solid #000000"/>
    </style:style>
    <style:style style:name="BLOCK_5f_LINES.E1" style:display-name="BLOCK_LINES.E1" style:family="table-cell">
      <style:table-cell-properties style:vertical-align="middle" fo:padding-left="0cm" fo:padding-right="0.199cm" fo:padding-top="0cm" fo:padding-bottom="0cm" fo:border-left="0.05pt solid #000000" fo:border-right="none" fo:border-top="none" fo:border-bottom="0.05pt solid #000000"/>
    </style:style>
    <style:style style:name="BLOCK_5f_LINES.F1" style:display-name="BLOCK_LINES.F1" style:family="table-cell">
      <style:table-cell-properties style:vertical-align="middle" fo:padding-left="0cm" fo:padding-right="0.19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8pt" style:font-size-asian="8pt" style:font-size-complex="8pt"/>
    </style:style>
    <style:style style:name="P5" style:family="paragraph" style:parent-style-name="Table_20_Contents">
      <style:text-properties style:font-name="Arial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8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text-properties style:font-name="Arial" fo:font-size="7pt" style:text-underline-style="none" style:font-name-asian="Monospace" style:font-size-asian="7pt" style:font-name-complex="Monospace" style:font-size-complex="7pt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style:font-name="Monospace" fo:font-size="2pt" fo:font-weight="bold" style:font-name-asian="Monospace" style:font-size-asian="2pt" style:font-weight-asian="bold" style:font-name-complex="Monospace" style:font-size-complex="2pt" style:font-weight-complex="bold"/>
    </style:style>
    <style:style style:name="P15" style:family="paragraph" style:parent-style-name="Table_20_Contents">
      <style:text-properties style:font-name="Arial" fo:font-size="7pt" fo:font-weight="normal" style:font-size-asian="7pt" style:font-weight-asian="normal" style:font-size-complex="7pt" style:font-weight-complex="normal"/>
    </style:style>
    <style:style style:name="P16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17" style:family="paragraph" style:parent-style-name="Table_20_Contents">
      <style:text-properties style:font-name="Arial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1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Arial" fo:font-size="8pt" style:text-underline-style="none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OP" table:style-name="TOP">
        <table:table-column table:style-name="TOP.A"/>
        <table:table-column table:style-name="TOP.B"/>
        <table:table-column table:style-name="TOP.C"/>
        <table:table-row>
          <table:table-cell table:style-name="TOP.A1" office:value-type="string">
            <text:p text:style-name="P1">B</text:p>
            <text:p text:style-name="P14">[[repeatIn(objects,'report')]]</text:p>
            <text:p text:style-name="P14">[[setLang(user.lang)]]</text:p>
          </table:table-cell>
          <table:table-cell table:style-name="TOP.A1" office:value-type="string">
            <text:p text:style-name="P2">CUENTA DE PÉRDIDAS Y GANANCIAS DE PYMES</text:p>
            <text:p text:style-name="P2"/>
          </table:table-cell>
          <table:table-cell table:style-name="TOP.A1" office:value-type="string">
            <text:p text:style-name="P3">PP</text:p>
          </table:table-cell>
        </table:table-row>
      </table:table>
      <table:table table:name="GENERAL" table:style-name="GENERAL">
        <table:table-column table:style-name="GENERAL.A"/>
        <table:table-row>
          <table:table-cell table:style-name="GENERAL.A1" office:value-type="string">
            <table:table table:name="TOP_GENERAL" table:style-name="TOP_5f_GENERAL">
              <table:table-column table:style-name="TOP_5f_GENERAL.A"/>
              <table:table-column table:style-name="TOP_5f_GENERAL.B"/>
              <table:table-row>
                <table:table-cell table:style-name="TOP_5f_GENERAL.A1" office:value-type="string">
                  <table:table table:name="BLOCK_1" table:style-name="BLOCK_5f_1">
                    <table:table-column table:style-name="BLOCK_5f_1.A"/>
                    <table:table-row>
                      <table:table-cell table:style-name="BLOCK_5f_1.A1" office:value-type="string">
                        <table:table table:name="BLOCK_NIF" table:style-name="BLOCK_5f_NIF">
                          <table:table-column table:style-name="BLOCK_5f_NIF.A"/>
                          <table:table-column table:style-name="BLOCK_5f_NIF.B"/>
                          <table:table-row>
                            <table:table-cell table:style-name="BLOCK_5f_NIF.A1" office:value-type="string">
                              <text:p text:style-name="P8">NIF:</text:p>
                            </table:table-cell>
                            <table:table-cell table:style-name="BLOCK_5f_NIF.B1" office:value-type="string">
                              <table:table table:name="BOX_NIF" table:style-name="BOX_5f_NIF">
                                <table:table-column table:style-name="BOX_5f_NIF.A"/>
                                <table:table-row>
                                  <table:table-cell table:style-name="BOX_5f_NIF.A1" office:value-type="string">
                                    <text:p text:style-name="P10">[[nifCompany()]]</text:p>
                                  </table:table-cell>
                                </table:table-row>
                              </table:table>
                              <text:p text:style-name="P5"/>
                            </table:table-cell>
                          </table:table-row>
                        </table:table>
                        <table:table table:name="DENOMINACION" table:style-name="DENOMINACION">
                          <table:table-column table:style-name="DENOMINACION.A"/>
                          <table:table-row>
                            <table:table-cell table:style-name="DENOMINACION.A1" office:value-type="string">
                              <text:p text:style-name="P5">DENOMINACIÓN SOCIAL:</text:p>
                            </table:table-cell>
                          </table:table-row>
                        </table:table>
                        <table:table table:name="DENOMINACION_LINES" table:style-name="DENOMINACION_5f_LINES">
                          <table:table-column table:style-name="DENOMINACION_5f_LINES.A"/>
                          <table:table-row>
                            <table:table-cell table:style-name="DENOMINACION_5f_LINES.A1" office:value-type="string">
                              <text:p text:style-name="P5">[[denominacionSocial()]]</text:p>
                            </table:table-cell>
                          </table:table-row>
                          <table:table-row>
                            <table:table-cell table:style-name="DENOMINACION_5f_LINES.A1" office:value-type="string">
                              <text:p text:style-name="P13"/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3"/>
                </table:table-cell>
                <table:table-cell table:style-name="TOP_5f_GENERAL.B1" office:value-type="string"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/>
                  <text:p text:style-name="P11">Espacio destinado para las firmas de los administradores</text:p>
                  <text:p text:style-name="P1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GENERAL.A3" office:value-type="string">
            <table:table table:name="BLOCK_ENCABEZADO_LINES" table:style-name="BLOCK_5f_ENCABEZADO_5f_LINES">
              <table:table-column table:style-name="BLOCK_5f_ENCABEZADO_5f_LINES.A"/>
              <table:table-column table:style-name="BLOCK_5f_ENCABEZADO_5f_LINES.B"/>
              <table:table-column table:style-name="BLOCK_5f_ENCABEZADO_5f_LINES.C"/>
              <table:table-column table:style-name="BLOCK_5f_ENCABEZADO_5f_LINES.D"/>
              <table:table-row>
                <table:table-cell table:style-name="BLOCK_5f_ENCABEZADO_5f_LINES.A1" office:value-type="string">
                  <text:p text:style-name="P9">(DEBE) / HABER</text:p>
                </table:table-cell>
                <table:table-cell table:style-name="BLOCK_5f_ENCABEZADO_5f_LINES.A1" office:value-type="string">
                  <text:p text:style-name="P9">NOTAS DE LA MEMORIA</text:p>
                </table:table-cell>
                <table:table-cell table:style-name="BLOCK_5f_ENCABEZADO_5f_LINES.A1" office:value-type="string">
                  <text:p text:style-name="P9">EJERCICIO [[report.current_fiscalyear_id.name]](2)</text:p>
                </table:table-cell>
                <table:table-cell table:style-name="BLOCK_5f_ENCABEZADO_5f_LINES.D1" office:value-type="string">
                  <text:p text:style-name="P9">EJERCICIO [[report.previous_fiscalyear_id.name]](3)</text:p>
                </table:table-cell>
              </table:table-row>
            </table:table>
            <text:p text:style-name="P4"/>
          </table:table-cell>
        </table:table-row>
        <table:table-row>
          <table:table-cell table:style-name="GENERAL.A3" office:value-type="string">
            <table:table table:name="BLOCK_LINES" table:style-name="BLOCK_5f_LINES">
              <table:table-column table:style-name="BLOCK_5f_LINES.A"/>
              <table:table-column table:style-name="BLOCK_5f_LINES.B"/>
              <table:table-column table:style-name="BLOCK_5f_LINES.C"/>
              <table:table-column table:style-name="BLOCK_5f_LINES.D"/>
              <table:table-column table:style-name="BLOCK_5f_LINES.E"/>
              <table:table-column table:style-name="BLOCK_5f_LINES.F"/>
              <table:table-row>
                <table:table-cell table:style-name="BLOCK_5f_LINES.A1" office:value-type="string">
                  <text:p text:style-name="Table_20_Contents"/>
                </table:table-cell>
                <table:table-cell table:style-name="BLOCK_5f_LINES.A1" office:value-type="string">
                  <text:p text:style-name="P12">[[repeatIn(report.line_ids,'line')]]</text:p>
                  <text:p text:style-name="P18">[[(line.css_class=='l1') and line.name or removeParentNode('font')]]</text:p>
                  <text:p text:style-name="P19">[[(line.css_class=='l2') and line.name or removeParentNode('font')]]</text:p>
                  <text:p text:style-name="P8">[[(line.css_class=='l3') and line.name or removeParentNode('font')]]</text:p>
                  <text:p text:style-name="P15">[[(line.css_class=='l4') and line.name or removeParentNode('font')]]</text:p>
                  <text:p text:style-name="P17">[[(line.css_class=='l5') and line.name or removeParentNode('font')]]</text:p>
                  <text:p text:style-name="P15">[[(line.css_class=='default') and line.name or removeParentNode('font')]]</text:p>
                </table:table-cell>
                <table:table-cell table:style-name="BLOCK_5f_LINES.C1" office:value-type="string">
                  <text:p text:style-name="P9">[[line.code]]</text:p>
                </table:table-cell>
                <table:table-cell table:style-name="BLOCK_5f_LINES.C1" office:value-type="string">
                  <text:p text:style-name="P6">[[line.notes]]</text:p>
                </table:table-cell>
                <table:table-cell table:style-name="BLOCK_5f_LINES.E1" office:value-type="string">
                  <text:p text:style-name="P7">[[formatLang(line.current_value or '')]]</text:p>
                </table:table-cell>
                <table:table-cell table:style-name="BLOCK_5f_LINES.F1" office:value-type="string">
                  <text:p text:style-name="P7">[[report.previous_fiscalyear_id and formatLang(line.previous_value or '')]]</text:p>
                </table:table-cell>
              </table:table-row>
            </table:table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20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GENERAL.A4" office:value-type="string">
            <text:p text:style-name="P11"><text:s text:c="3"/></text:p>
            <text:p text:style-name="P11"><text:s text:c="3"/>(1) Ejercicio al que van referidas las cuentas anuales.</text:p>
            <text:p text:style-name="P11"><text:s text:c="3"/>(2) Ejercicio anterior.</text:p>
            <text:p text:style-name="P1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cm" fo:margin-bottom="0.4cm" fo:margin-left="0.4cm" fo:margin-right="0.40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nesis </meta:initial-creator>
    <meta:creation-date>2014-06-10T10:34:33</meta:creation-date>
    <dc:date>2014-06-17T16:07:53</dc:date>
    <dc:creator>opnesis </dc:creator>
    <meta:editing-duration>PT7H11M14S</meta:editing-duration>
    <meta:editing-cycles>87</meta:editing-cycles>
    <meta:generator>LibreOffice/3.5$Linux_x86 LibreOffice_project/350m1$Build-2</meta:generator>
    <meta:document-statistic meta:table-count="10" meta:image-count="0" meta:object-count="0" meta:page-count="1" meta:paragraph-count="28" meta:word-count="88" meta:character-count="1026" meta:non-whitespace-character-count="956"/>
  </office:meta>
</office:document-meta>
</file>